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normal" officeooo:rsid="001b460b" officeooo:paragraph-rsid="001b460b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font-style="italic" fo:font-weight="normal" officeooo:rsid="001b460b" officeooo:paragraph-rsid="001d60ad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fo:font-weight="normal" officeooo:rsid="001b9a07" officeooo:paragraph-rsid="001b9a07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fo:font-weight="normal" officeooo:rsid="001c915d" officeooo:paragraph-rsid="001f7809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fo:font-weight="normal" officeooo:rsid="001c3ae5" officeooo:paragraph-rsid="001f7809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1e5c19" officeooo:paragraph-rsid="001f780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10c305" officeooo:paragraph-rsid="001b9a07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10c305" officeooo:paragraph-rsid="001d60ad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1aa8ba" officeooo:paragraph-rsid="001d60a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rsid="001aa8ba" officeooo:paragraph-rsid="001aa8ba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01c3ae5" officeooo:paragraph-rsid="001f7809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rsid="001f7809" officeooo:paragraph-rsid="001f7809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Standard">
      <style:text-properties fo:font-style="italic" officeooo:rsid="001aa8ba" officeooo:paragraph-rsid="001b460b" style:font-style-asian="italic" style:font-style-complex="italic"/>
    </style:style>
    <style:style style:name="P16" style:family="paragraph" style:parent-style-name="Standard">
      <style:text-properties fo:font-weight="bold" officeooo:rsid="001aa8ba" officeooo:paragraph-rsid="001b460b" style:font-weight-asian="bold" style:font-weight-complex="bold"/>
    </style:style>
    <style:style style:name="P17" style:family="paragraph" style:parent-style-name="Standard">
      <style:text-properties fo:font-weight="bold" officeooo:rsid="001aa8ba" officeooo:paragraph-rsid="001aa8ba" style:font-weight-asian="bold" style:font-weight-complex="bold"/>
    </style:style>
    <style:style style:name="P18" style:family="paragraph" style:parent-style-name="Standard">
      <style:text-properties fo:font-weight="bold" officeooo:rsid="001c3ae5" officeooo:paragraph-rsid="001f7809" style:font-weight-asian="bold" style:font-weight-complex="bold"/>
    </style:style>
    <style:style style:name="P19" style:family="paragraph" style:parent-style-name="Standard">
      <style:text-properties officeooo:paragraph-rsid="001f7809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font-weight="bold" officeooo:rsid="0010c305" officeooo:paragraph-rsid="0014f6fc" style:font-weight-asian="bold" style:font-weight-complex="bold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font-weight="bold" officeooo:rsid="0010c305" officeooo:paragraph-rsid="001b9a07" style:font-weight-asian="bold" style:font-weight-complex="bold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font-weight="bold" officeooo:rsid="0014f6fc" officeooo:paragraph-rsid="0014f6fc" style:font-weight-asian="bold" style:font-weight-complex="bold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weight="bold" officeooo:rsid="0014f6fc" officeooo:paragraph-rsid="0015d2e4" style:font-weight-asian="bold" style:font-weight-complex="bold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weight="bold" officeooo:rsid="0014f6fc" officeooo:paragraph-rsid="001b460b" style:font-weight-asian="bold" style:font-weight-complex="bold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weight="bold" officeooo:rsid="0014f6fc" officeooo:paragraph-rsid="001b9a07" style:font-weight-asian="bold" style:font-weight-complex="bold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4f6fc" officeooo:paragraph-rsid="0014f6fc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4f6fc" officeooo:paragraph-rsid="001b9a07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4f6fc" officeooo:paragraph-rsid="001d60ad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5d2e4" officeooo:paragraph-rsid="0015d2e4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5d2e4" officeooo:paragraph-rsid="001b9a07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5d2e4" officeooo:paragraph-rsid="0014f6fc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5d2e4" officeooo:paragraph-rsid="001b460b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b9a07" officeooo:paragraph-rsid="001b9a07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b9a07" officeooo:paragraph-rsid="001d60ad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d60ad" officeooo:paragraph-rsid="001d60ad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dc4b5" officeooo:paragraph-rsid="001dc4b5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font-style="italic" fo:font-weight="bold" officeooo:paragraph-rsid="001b460b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0c305" officeooo:paragraph-rsid="001d60ad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0c305" officeooo:paragraph-rsid="0014f6fc" style:font-style-asian="italic" style:font-weight-asian="bold" style:font-style-complex="italic" style:font-weight-complex="bold"/>
    </style:style>
    <style:style style:name="P40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0c305" officeooo:paragraph-rsid="001b9a07" style:font-style-asian="italic" style:font-weight-asian="bold" style:font-style-complex="italic" style:font-weight-complex="bold"/>
    </style:style>
    <style:style style:name="P41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4f6fc" officeooo:paragraph-rsid="001d60ad" style:font-style-asian="italic" style:font-weight-asian="bold" style:font-style-complex="italic" style:font-weight-complex="bold"/>
    </style:style>
    <style:style style:name="P42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4f6fc" officeooo:paragraph-rsid="0014f6fc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4f6fc" officeooo:paragraph-rsid="0015d2e4" style:font-style-asian="italic" style:font-weight-asian="bold" style:font-style-complex="italic" style:font-weight-complex="bold"/>
    </style:style>
    <style:style style:name="P44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4f6fc" officeooo:paragraph-rsid="001b9a07" style:font-style-asian="italic" style:font-weight-asian="bold" style:font-style-complex="italic" style:font-weight-complex="bold"/>
    </style:style>
    <style:style style:name="P45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4f6fc" officeooo:paragraph-rsid="001b460b" style:font-style-asian="italic" style:font-weight-asian="bold" style:font-style-complex="italic" style:font-weight-complex="bold"/>
    </style:style>
    <style:style style:name="P46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d60ad" officeooo:paragraph-rsid="001d60ad" style:font-style-asian="italic" style:font-weight-asian="bold" style:font-style-complex="italic" style:font-weight-complex="bold"/>
    </style:style>
    <style:style style:name="P47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dc4b5" officeooo:paragraph-rsid="001dc4b5" style:font-style-asian="italic" style:font-weight-asian="bold" style:font-style-complex="italic" style:font-weight-complex="bold"/>
    </style:style>
    <style:style style:name="P48" style:family="paragraph" style:parent-style-name="Standard">
      <style:paragraph-properties fo:margin-left="0in" fo:margin-right="0in" fo:text-indent="0in" style:auto-text-indent="false"/>
      <style:text-properties officeooo:rsid="0014f6fc" officeooo:paragraph-rsid="001b9a07"/>
    </style:style>
    <style:style style:name="P49" style:family="paragraph" style:parent-style-name="Subtitle">
      <style:text-properties officeooo:rsid="001f7809" officeooo:paragraph-rsid="001f7809"/>
    </style:style>
    <style:style style:name="P50" style:family="paragraph" style:parent-style-name="Heading_20_1">
      <style:text-properties officeooo:rsid="0018e8a9" officeooo:paragraph-rsid="0018e8a9"/>
    </style:style>
    <style:style style:name="P51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4f6fc" officeooo:paragraph-rsid="002295f3" style:font-style-asian="italic" style:font-weight-asian="bold" style:font-style-complex="italic" style:font-weight-complex="bold"/>
    </style:style>
    <style:style style:name="P52" style:family="paragraph" style:parent-style-name="Standard">
      <style:paragraph-properties fo:margin-left="0in" fo:margin-right="0in" fo:text-indent="0in" style:auto-text-indent="false"/>
      <style:text-properties fo:font-style="italic" fo:font-weight="bold" officeooo:paragraph-rsid="002295f3" style:font-style-asian="italic" style:font-weight-asian="bold" style:font-style-complex="italic" style:font-weight-complex="bold"/>
    </style:style>
    <style:style style:name="P53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dc4b5" officeooo:paragraph-rsid="002295f3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0c305" officeooo:paragraph-rsid="002295f3" style:font-style-asian="italic" style:font-weight-asian="bold" style:font-style-complex="italic" style:font-weight-complex="bold"/>
    </style:style>
    <style:style style:name="P55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d60ad" officeooo:paragraph-rsid="001d60ad" style:font-style-asian="italic" style:font-weight-asian="bold" style:font-style-complex="italic" style:font-weight-complex="bold"/>
    </style:style>
    <style:style style:name="P56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d60ad" officeooo:paragraph-rsid="002295f3" style:font-style-asian="italic" style:font-weight-asian="bold" style:font-style-complex="italic" style:font-weight-complex="bold"/>
    </style:style>
    <style:style style:name="P57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4f6fc" officeooo:paragraph-rsid="002295f3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5d2e4" officeooo:paragraph-rsid="002295f3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b9a07" officeooo:paragraph-rsid="002295f3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d60ad" officeooo:paragraph-rsid="002295f3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dc4b5" officeooo:paragraph-rsid="002295f3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margin-left="0in" fo:margin-right="0in" fo:text-indent="0in" style:auto-text-indent="false"/>
      <style:text-properties fo:font-weight="bold" officeooo:rsid="0010c305" officeooo:paragraph-rsid="002295f3" style:font-weight-asian="bold" style:font-weight-complex="bold"/>
    </style:style>
    <style:style style:name="P63" style:family="paragraph" style:parent-style-name="Standard">
      <style:paragraph-properties fo:margin-left="0in" fo:margin-right="0in" fo:text-indent="0in" style:auto-text-indent="false"/>
      <style:text-properties fo:font-weight="bold" officeooo:rsid="0014f6fc" officeooo:paragraph-rsid="002295f3" style:font-weight-asian="bold" style:font-weight-complex="bold"/>
    </style:style>
    <style:style style:name="P64" style:family="paragraph" style:parent-style-name="Standard">
      <style:paragraph-properties fo:margin-left="0in" fo:margin-right="0in" fo:text-indent="0in" style:auto-text-indent="false"/>
      <style:text-properties officeooo:rsid="0014f6fc" officeooo:paragraph-rsid="002295f3"/>
    </style:style>
    <style:style style:name="P65" style:family="paragraph" style:parent-style-name="Standard" style:master-page-name="">
      <style:paragraph-properties fo:margin-left="0in" fo:margin-right="0in" fo:text-indent="0in" style:auto-text-indent="false" style:page-number="auto"/>
      <style:text-properties fo:font-style="italic" officeooo:rsid="0010c305" officeooo:paragraph-rsid="002295f3" style:font-style-asian="italic" style:font-style-complex="italic"/>
    </style:style>
    <style:style style:name="P66" style:family="paragraph" style:parent-style-name="Standard">
      <style:text-properties fo:font-style="italic" fo:font-weight="bold" officeooo:rsid="0010c305" officeooo:paragraph-rsid="002295f3" style:font-style-asian="italic" style:font-weight-asian="bold" style:font-style-complex="italic" style:font-weight-complex="bold"/>
    </style:style>
    <style:style style:name="P67" style:family="paragraph" style:parent-style-name="Standard">
      <style:text-properties fo:font-style="italic" fo:font-weight="bold" officeooo:paragraph-rsid="002295f3" style:font-style-asian="italic" style:font-weight-asian="bold" style:font-style-complex="italic" style:font-weight-complex="bold"/>
    </style:style>
    <style:style style:name="P68" style:family="paragraph" style:parent-style-name="Standard">
      <style:text-properties fo:font-style="italic" fo:font-weight="bold" officeooo:rsid="001aa8ba" officeooo:paragraph-rsid="002295f3" style:font-style-asian="italic" style:font-weight-asian="bold" style:font-style-complex="italic" style:font-weight-complex="bold"/>
    </style:style>
    <style:style style:name="P69" style:family="paragraph" style:parent-style-name="Standard">
      <style:text-properties fo:font-style="italic" fo:font-weight="bold" officeooo:rsid="001eac61" officeooo:paragraph-rsid="002295f3" style:font-style-asian="italic" style:font-weight-asian="bold" style:font-style-complex="italic" style:font-weight-complex="bold"/>
    </style:style>
    <style:style style:name="P70" style:family="paragraph" style:parent-style-name="Standard">
      <style:text-properties fo:font-style="italic" fo:font-weight="bold" officeooo:rsid="0020586c" officeooo:paragraph-rsid="002295f3" style:font-style-asian="italic" style:font-weight-asian="bold" style:font-style-complex="italic" style:font-weight-complex="bold"/>
    </style:style>
    <style:style style:name="P71" style:family="paragraph" style:parent-style-name="Standard">
      <style:text-properties fo:font-style="italic" officeooo:rsid="0010c305" officeooo:paragraph-rsid="002295f3" style:font-style-asian="italic" style:font-style-complex="italic"/>
    </style:style>
    <style:style style:name="P72" style:family="paragraph" style:parent-style-name="Standard">
      <style:text-properties fo:font-style="italic" officeooo:paragraph-rsid="002295f3" style:font-style-asian="italic" style:font-style-complex="italic"/>
    </style:style>
    <style:style style:name="P73" style:family="paragraph" style:parent-style-name="Standard">
      <style:text-properties fo:font-style="italic" officeooo:rsid="0020586c" officeooo:paragraph-rsid="002295f3" style:font-style-asian="italic" style:font-style-complex="italic"/>
    </style:style>
    <style:style style:name="P74" style:family="paragraph" style:parent-style-name="Standard">
      <style:text-properties fo:font-style="italic" officeooo:rsid="001aa8ba" officeooo:paragraph-rsid="002295f3" style:font-style-asian="italic" style:font-style-complex="italic"/>
    </style:style>
    <style:style style:name="P75" style:family="paragraph" style:parent-style-name="Standard">
      <style:text-properties fo:font-style="italic" fo:font-weight="normal" officeooo:rsid="001b460b" officeooo:paragraph-rsid="002295f3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fo:font-style="italic" fo:font-weight="normal" officeooo:rsid="001b9a07" officeooo:paragraph-rsid="002295f3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font-style="italic" fo:font-weight="normal" officeooo:rsid="0020586c" officeooo:paragraph-rsid="002295f3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weight="bold" officeooo:rsid="001aa8ba" officeooo:paragraph-rsid="002295f3" style:font-weight-asian="bold" style:font-weight-complex="bold"/>
    </style:style>
    <style:style style:name="P79" style:family="paragraph" style:parent-style-name="Standard">
      <style:text-properties fo:font-weight="bold" officeooo:rsid="001eac61" officeooo:paragraph-rsid="002295f3" style:font-weight-asian="bold" style:font-weight-complex="bold"/>
    </style:style>
    <style:style style:name="P80" style:family="paragraph" style:parent-style-name="Standard">
      <style:text-properties fo:font-weight="bold" officeooo:rsid="0020586c" officeooo:paragraph-rsid="002295f3" style:font-weight-asian="bold" style:font-weight-complex="bold"/>
    </style:style>
    <style:style style:name="P81" style:family="paragraph" style:parent-style-name="Standard">
      <style:text-properties fo:font-weight="bold" officeooo:paragraph-rsid="002295f3" style:font-weight-asian="bold" style:font-weight-complex="bold"/>
    </style:style>
    <style:style style:name="P82" style:family="paragraph" style:parent-style-name="Standard">
      <style:text-properties officeooo:paragraph-rsid="002295f3"/>
    </style:style>
    <style:style style:name="P83" style:family="paragraph" style:parent-style-name="Heading_20_2">
      <style:text-properties officeooo:rsid="0015d2e4" officeooo:paragraph-rsid="0015d2e4"/>
    </style:style>
    <style:style style:name="P84" style:family="paragraph" style:parent-style-name="Heading_20_2">
      <style:text-properties officeooo:paragraph-rsid="0018e8a9"/>
    </style:style>
    <style:style style:name="T1" style:family="text">
      <style:text-properties officeooo:rsid="0014f6f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5d2e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8e8a9"/>
    </style:style>
    <style:style style:name="T6" style:family="text">
      <style:text-properties officeooo:rsid="001aa8ba"/>
    </style:style>
    <style:style style:name="T7" style:family="text">
      <style:text-properties officeooo:rsid="001b9a07"/>
    </style:style>
    <style:style style:name="T8" style:family="text">
      <style:text-properties officeooo:rsid="001d60ad"/>
    </style:style>
    <style:style style:name="T9" style:family="text">
      <style:text-properties officeooo:rsid="001f7809"/>
    </style:style>
    <style:style style:name="T10" style:family="text">
      <style:text-properties officeooo:rsid="001e5c1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f7809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4f6fc" style:font-style-asian="italic" style:font-style-complex="italic"/>
    </style:style>
    <style:style style:name="T15" style:family="text">
      <style:text-properties fo:font-style="italic" officeooo:rsid="0015d2e4" style:font-style-asian="italic" style:font-style-complex="italic"/>
    </style:style>
    <style:style style:name="T16" style:family="text">
      <style:text-properties fo:font-style="italic" officeooo:rsid="001aa8ba" style:font-style-asian="italic" style:font-style-complex="italic"/>
    </style:style>
    <style:style style:name="T17" style:family="text">
      <style:text-properties fo:font-style="italic" officeooo:rsid="001b9a07" style:font-style-asian="italic" style:font-style-complex="italic"/>
    </style:style>
    <style:style style:name="T18" style:family="text">
      <style:text-properties fo:font-style="italic" officeooo:rsid="001eac61" style:font-style-asian="italic" style:font-style-complex="italic"/>
    </style:style>
    <style:style style:name="T19" style:family="text">
      <style:text-properties fo:font-style="italic" officeooo:rsid="0020586c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1c3ae5" style:font-style-asian="italic" style:font-weight-asian="bold" style:font-style-complex="italic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221c7c" style:font-style-asian="italic" style:font-weight-asian="normal" style:font-style-complex="italic" style:font-weight-complex="normal"/>
    </style:style>
    <style:style style:name="T24" style:family="text">
      <style:text-properties officeooo:rsid="00221c7c"/>
    </style:style>
    <style:style style:name="T25" style:family="text">
      <style:text-properties style:font-name="Liberation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h text:style-name="P50" text:outline-level="1">Functions</text:h>
      <text:h text:style-name="P83" text:outline-level="2">F<text:span text:style-name="T5">ileListRead.c</text:span></text:h>
      <text:p text:style-name="P65">Reads the contents of the file represented by filename into the string fcontents.</text:p>
      <text:p text:style-name="P62"><text:a xlink:type="simple" xlink:href="https://developer.gnome.org/glib/stable/glib-File-Utilities.html#g-file-get-contents"><text:span text:style-name="T13">gboolean bl = g_file_get_contents(filename, &amp;fcontents, len, NULL)</text:span></text:a></text:p>
      <text:p text:style-name="P54"/>
      <text:p text:style-name="P57">Splits the string fcontents into an array of strings represented by p.</text:p>
      <text:p text:style-name="P62"><text:a xlink:type="simple" xlink:href="https://developer.gnome.org/glib/stable/glib-String-Utility-Functions.html#g-strsplit"><text:span text:style-name="T14">gchar **p = g_strsplit(fcontents,"\n",0)</text:span></text:a></text:p>
      <text:p text:style-name="P51"/>
      <text:p text:style-name="P57">Compares the given two arguments(strings).</text:p>
      <text:p text:style-name="P63"><text:a xlink:type="simple" xlink:href="https://developer.gnome.org/glib/stable/glib-String-Utility-Functions.html#g-ascii-strcasecmp"><text:span text:style-name="T13">g_ascii_strcasecmp(p[i],"")</text:span></text:a></text:p>
      <text:p text:style-name="P51"/>
      <text:p text:style-name="P58">Adds the element p[i] into the end of the <text:a xlink:type="simple" xlink:href="https://developer.gnome.org/glib/stable/glib-Singly-Linked-Lists.html#GSList">GSList</text:a> represented by list.</text:p>
      <text:p text:style-name="P63"><text:a xlink:type="simple" xlink:href="https://developer.gnome.org/glib/stable/glib-Singly-Linked-Lists.html#g-slist-append"><text:span text:style-name="T13">list = g_slist_append(list, p[i])</text:span></text:a></text:p>
      <text:p text:style-name="P51"/>
      <text:p text:style-name="P58">A wrapper around the standard printf() function.</text:p>
      <text:p text:style-name="P63"><text:a xlink:type="simple" xlink:href="https://developer.gnome.org/glib/stable/glib-String-Utility-Functions.html#g-printf"><text:span text:style-name="T13">g_printf("--&gt; %s", (char*)iterator-&gt;data)</text:span></text:a></text:p>
      <text:p text:style-name="P51"/>
      <text:p text:style-name="P58">Sorts the given <text:a xlink:type="simple" xlink:href="https://developer.gnome.org/glib/stable/glib-Singly-Linked-Lists.html#GSList">GSList</text:a> according to the given comparison function.</text:p>
      <text:p text:style-name="P63"><text:a xlink:type="simple" xlink:href="https://developer.gnome.org/glib/stable/glib-Singly-Linked-Lists.html#g-slist-sort"><text:span text:style-name="T13">list = g_slist_sort(list, (GcompareFunc)int_comparator)</text:span></text:a></text:p>
      <text:p text:style-name="P51"/>
      <text:p text:style-name="P58">The comparison function used to sort the <text:a xlink:type="simple" xlink:href="https://developer.gnome.org/glib/stable/glib-Singly-Linked-Lists.html#GSList">GSList</text:a>.</text:p>
      <text:p text:style-name="P63"><text:a xlink:type="simple" xlink:href="https://developer.gnome.org/glib/stable/glib-Doubly-Linked-Lists.html#GCompareFunc"><text:span text:style-name="T15">gint int_comparator(gconstpointer item1, gconstpointer item2)</text:span></text:a></text:p>
      <text:p text:style-name="P51"/>
      <text:p text:style-name="P58">Returns the length of the <text:a xlink:type="simple" xlink:href="https://developer.gnome.org/glib/stable/glib-Singly-Linked-Lists.html#GSList">GSList</text:a> represented by list.</text:p>
      <text:p text:style-name="P63"><text:a xlink:type="simple" xlink:href="https://developer.gnome.org/glib/stable/glib-Singly-Linked-Lists.html#g-slist-length"><text:span text:style-name="T13">g_slist_length(list);</text:span></text:a></text:p>
      <text:p text:style-name="P51"/>
      <text:p text:style-name="P42"/>
      <text:h text:style-name="P84" text:outline-level="2">FileArrayRead.c</text:h>
      <text:p text:style-name="P71">Reads the contents of the file represented by filename into the string fcontents.</text:p>
      <text:p text:style-name="P66"><text:a xlink:type="simple" xlink:href="https://developer.gnome.org/glib/stable/glib-File-Utilities.html#g-file-get-contents">gboolean bl = g_file_get_contents(filename, &amp;fcontents, len, NULL)</text:a></text:p>
      <text:p text:style-name="P66"/>
      <text:p text:style-name="P75">Creates a new <text:a xlink:type="simple" xlink:href="https://developer.gnome.org/glib/stable/glib-Arrays.html#GArray">GArray</text:a> of int type.</text:p>
      <text:p text:style-name="P78"><text:a xlink:type="simple" xlink:href="https://developer.gnome.org/glib/stable/glib-Arrays.html#g-array-new"><text:span text:style-name="T13">GArray * array = g_array_new(FALSE, FALSE, sizeof(int) )</text:span></text:a></text:p>
      <text:p text:style-name="P74"/>
      <text:p text:style-name="P57">Splits the string fcontents into an array of strings represented by p.</text:p>
      <text:p text:style-name="P62"><text:a xlink:type="simple" xlink:href="https://developer.gnome.org/glib/stable/glib-String-Utility-Functions.html#g-strsplit"><text:span text:style-name="T14">gchar **p = g_strsplit(fcontents,"\n",0)</text:span></text:a></text:p>
      <text:p text:style-name="P54"/>
      <text:p text:style-name="P57">Compares the given two arguments(strings).</text:p>
      <text:p text:style-name="P64"><text:a xlink:type="simple" xlink:href="https://developer.gnome.org/glib/stable/glib-String-Utility-Functions.html#g-ascii-strcasecmp"><text:span text:style-name="T20">g_ascii_strcasecmp(p[i],"")</text:span></text:a></text:p>
      <text:p text:style-name="P57">Converts a string to a <text:a xlink:type="simple" xlink:href="https://developer.gnome.org/glib/stable/glib-Basic-Types.html#gdouble">gdouble</text:a> value.</text:p>
      <text:p text:style-name="P63"><text:a xlink:type="simple" xlink:href="https://developer.gnome.org/glib/stable/glib-String-Utility-Functions.html#g-strtod"><text:span text:style-name="T16">int r = g_strtod(p[i], NULL)</text:span></text:a></text:p>
      <text:p text:style-name="P63"/>
      <text:p text:style-name="P59"><text:soft-page-break/>Adds the value to the end of the dynamic array.</text:p>
      <text:p text:style-name="P63"><text:a xlink:type="simple" xlink:href="https://developer.gnome.org/glib/stable/glib-Arrays.html#g-array-append-val"><text:span text:style-name="T16">g_array_append_val(array, r)</text:span></text:a></text:p>
      <text:p text:style-name="P51"/>
      <text:p text:style-name="P58">Sorts the given <text:a xlink:type="simple" xlink:href="https://developer.gnome.org/glib/stable/glib-Arrays.html#GArray">G</text:a><text:a xlink:type="simple" xlink:href="https://developer.gnome.org/glib/stable/glib-Arrays.html#GArray"><text:span text:style-name="T7">Array</text:span></text:a> according to the given comparison function.</text:p>
      <text:p text:style-name="P78"><text:a xlink:type="simple" xlink:href="https://developer.gnome.org/glib/stable/glib-Arrays.html#g-array-sort"><text:span text:style-name="T13">g_array_sort(array, (GcompareFunc)int_comparator)</text:span></text:a></text:p>
      <text:p text:style-name="P52"/>
      <text:p text:style-name="P58">The comparison function used to sort the <text:a xlink:type="simple" xlink:href="https://developer.gnome.org/glib/stable/glib-Arrays.html#GArray"><text:span text:style-name="T24">GArray</text:span></text:a>.</text:p>
      <text:p text:style-name="P63"><text:a xlink:type="simple" xlink:href="https://developer.gnome.org/glib/stable/glib-Doubly-Linked-Lists.html#GCompareFunc"><text:span text:style-name="T15">gint int_comparator(gconstpointer item1, gconstpointer item2)</text:span></text:a></text:p>
      <text:p text:style-name="P51"/>
      <text:p text:style-name="P59">Searches for element x in a <text:a xlink:type="simple" xlink:href="https://developer.gnome.org/glib/stable/glib-Arrays.html#GArray">GArray</text:a> and prints if it is found or not.</text:p>
      <text:p text:style-name="P68">void find_element(int x, GArray* a)</text:p>
      <text:p text:style-name="P68"/>
      <text:p text:style-name="P76">Prints the elements of the given <text:a xlink:type="simple" xlink:href="https://developer.gnome.org/glib/stable/glib-Arrays.html#GArray">GArray</text:a>.</text:p>
      <text:p text:style-name="P68">void print_array(GArray * a)</text:p>
      <text:p text:style-name="P68"/>
      <text:p text:style-name="P76">Returns the element of <text:a xlink:type="simple" xlink:href="https://developer.gnome.org/glib/stable/glib-Arrays.html#GArray">GArray</text:a> at the index i.</text:p>
      <text:p text:style-name="P78"><text:a xlink:type="simple" xlink:href="https://developer.gnome.org/glib/stable/glib-Arrays.html#g-array-index"><text:span text:style-name="T13">g_array_index(array, int, </text:span></text:a><text:a xlink:type="simple" xlink:href="https://developer.gnome.org/glib/stable/glib-Arrays.html#g-array-index"><text:span text:style-name="T17">i</text:span></text:a><text:a xlink:type="simple" xlink:href="https://developer.gnome.org/glib/stable/glib-Arrays.html#g-array-index"><text:span text:style-name="T13">)</text:span></text:a></text:p>
      <text:p text:style-name="P67"/>
      <text:p text:style-name="P7"/>
      <text:h text:style-name="Heading_20_2" text:outline-level="2">AppendArray.c</text:h>
      <text:p text:style-name="P71">Reads the contents of the file represented by <text:span text:style-name="T25">filename</text:span> into the string <text:span text:style-name="T25">fcontents</text:span>.</text:p>
      <text:p text:style-name="P66"><text:a xlink:type="simple" xlink:href="https://developer.gnome.org/glib/stable/glib-File-Utilities.html#g-file-get-contents">gboolean bl = g_file_get_contents(filename, &amp;fcontents, len, NULL)</text:a></text:p>
      <text:p text:style-name="P66"/>
      <text:p text:style-name="P75">Creates a new <text:a xlink:type="simple" xlink:href="https://developer.gnome.org/glib/stable/glib-Arrays.html#GArray">GArray</text:a> of int type.</text:p>
      <text:p text:style-name="P68"><text:a xlink:type="simple" xlink:href="https://developer.gnome.org/glib/stable/glib-Arrays.html#g-array-new">GArray * array = g_array_new(FALSE, FALSE, sizeof(int) )</text:a></text:p>
      <text:p text:style-name="P68"/>
      <text:p text:style-name="P57">Splits the string <text:span text:style-name="T2">fcontents</text:span> into an array of strings represented by <text:span text:style-name="T2">p</text:span>.</text:p>
      <text:p text:style-name="P54"><text:a xlink:type="simple" xlink:href="https://developer.gnome.org/glib/stable/glib-String-Utility-Functions.html#g-strsplit"><text:span text:style-name="T1">gchar **p = g_strsplit(fcontents,"\n",0)</text:span></text:a></text:p>
      <text:p text:style-name="P54"/>
      <text:p text:style-name="P57">Compares the given two arguments(strings).</text:p>
      <text:p text:style-name="P51"><text:a xlink:type="simple" xlink:href="https://developer.gnome.org/glib/stable/glib-String-Utility-Functions.html#g-ascii-strcasecmp">g_ascii_strcasecmp(</text:a><text:a xlink:type="simple" xlink:href="https://developer.gnome.org/glib/stable/glib-String-Utility-Functions.html#g-ascii-strcasecmp"><text:span text:style-name="T8">p</text:span></text:a><text:a xlink:type="simple" xlink:href="https://developer.gnome.org/glib/stable/glib-String-Utility-Functions.html#g-ascii-strcasecmp">[</text:a><text:a xlink:type="simple" xlink:href="https://developer.gnome.org/glib/stable/glib-String-Utility-Functions.html#g-ascii-strcasecmp"><text:span text:style-name="T8">i</text:span></text:a><text:a xlink:type="simple" xlink:href="https://developer.gnome.org/glib/stable/glib-String-Utility-Functions.html#g-ascii-strcasecmp">],"")</text:a></text:p>
      <text:p text:style-name="P51"/>
      <text:p text:style-name="P57">Converts a string to a <text:span text:style-name="T8">int </text:span><text:s/>value.</text:p>
      <text:p text:style-name="P51"><text:a xlink:type="simple" xlink:href="https://developer.gnome.org/glib/stable/glib-String-Utility-Functions.html#g-strtod"><text:span text:style-name="T6">el = (int) g_strtod(q[j], NULL)</text:span></text:a></text:p>
      <text:p text:style-name="P51"/>
      <text:p text:style-name="P59">Adds the value to the end of the dynamic array.</text:p>
      <text:p text:style-name="P51"><text:a xlink:type="simple" xlink:href="https://developer.gnome.org/glib/stable/glib-Arrays.html#g-array-append-val"><text:span text:style-name="T6">g_array_append_val(array, el)</text:span></text:a></text:p>
      <text:p text:style-name="P51"/>
      <text:p text:style-name="P60">Prints the 2 dimensional array.</text:p>
      <text:p text:style-name="P56">Void array_print_2d(array, row, col)</text:p>
      <text:p text:style-name="P56"/>
      <text:p text:style-name="P61">Calculates the trace of the matrix.</text:p>
      <text:p text:style-name="P53">int trace = array_trace_2d(array, row)</text:p>
      <text:p text:style-name="P53"/>
      <text:p text:style-name="P53"/>
      <text:h text:style-name="Heading_20_2" text:outline-level="2"><text:soft-page-break/>HashTable.c</text:h>
      <text:p text:style-name="P4">Creates a new <text:a xlink:type="simple" xlink:href="https://developer.gnome.org/glib/stable/glib-Hash-Tables.html#GHashTable">GHashTable</text:a> with the given hash function and comparison function.</text:p>
      <text:p text:style-name="P18"><text:a xlink:type="simple" xlink:href="https://developer.gnome.org/glib/stable/glib-Hash-Tables.html#g-hash-table-new"><text:span text:style-name="T13">GHashTable * hash = g_hash_table_new(g_str_hash, g_str_equal)</text:span></text:a></text:p>
      <text:p text:style-name="P4"/>
      <text:p text:style-name="P14">Converts <text:span text:style-name="T9">the</text:span> string <text:span text:style-name="T9">s </text:span>to a hash value.</text:p>
      <text:p text:style-name="P12"><text:a xlink:type="simple" xlink:href="https://developer.gnome.org/glib/stable/glib-Hash-Tables.html#g-str-hash">g_str_hash</text:a><text:a xlink:type="simple" xlink:href="https://developer.gnome.org/glib/stable/glib-Hash-Tables.html#g-str-hash"><text:span text:style-name="T9">(gconstpointer s)</text:span></text:a></text:p>
      <text:p text:style-name="P5"/>
      <text:p text:style-name="P12"><text:span text:style-name="T12">C</text:span><text:span text:style-name="T11">ompares two strings for byte-by-byte equality and returns </text:span><text:a xlink:type="simple" xlink:href="https://developer.gnome.org/glib/stable/glib-Standard-Macros.html#TRUE:CAPS"><text:span text:style-name="Source_20_Text"><text:span text:style-name="T11">TRUE</text:span></text:span></text:a><text:span text:style-name="T11"> if they are equal.</text:span></text:p>
      <text:p text:style-name="P13"><text:a xlink:type="simple" xlink:href="https://developer.gnome.org/glib/stable/glib-Hash-Tables.html#g-str-equal">g_str_equal(gconstpointer s1, gconstpointer s2)</text:a></text:p>
      <text:p text:style-name="P4"/>
      <text:p text:style-name="P4">Duplicates the given string.</text:p>
      <text:p text:style-name="P19"><text:a xlink:type="simple" xlink:href="https://developer.gnome.org/glib/stable/glib-String-Utility-Functions.html#g-strdup"><text:span text:style-name="T21">g_strdup(key)</text:span></text:a></text:p>
      <text:p text:style-name="P5"/>
      <text:p text:style-name="P4">Inserts a key and value into the given <text:a xlink:type="simple" xlink:href="https://developer.gnome.org/glib/stable/glib-Hash-Tables.html#GHashTable">GHashTable</text:a>.</text:p>
      <text:p text:style-name="P18"><text:a xlink:type="simple" xlink:href="https://developer.gnome.org/glib/stable/glib-Hash-Tables.html#g-hash-table-insert"><text:span text:style-name="T13">g_hash_table_insert(hash, g_strdup(key), g_strdup(val) )</text:span></text:a></text:p>
      <text:p text:style-name="P5"/>
      <text:p text:style-name="P6">Removes the key-value pair associated with the key k from the <text:a xlink:type="simple" xlink:href="https://developer.gnome.org/glib/stable/glib-Hash-Tables.html#GHashTable">GHashTable</text:a> hash.</text:p>
      <text:p text:style-name="P18"><text:a xlink:type="simple" xlink:href="https://developer.gnome.org/glib/stable/glib-Hash-Tables.html#g-hash-table-remove"><text:span text:style-name="T13">g_hash_table_remove(hash, k)</text:span></text:a></text:p>
      <text:p text:style-name="P5"/>
      <text:p text:style-name="P6">Checks if key k is in <text:a xlink:type="simple" xlink:href="https://developer.gnome.org/glib/stable/glib-Hash-Tables.html#GHashTable">GHashTable</text:a> hash.</text:p>
      <text:p text:style-name="P18"><text:a xlink:type="simple" xlink:href="https://developer.gnome.org/glib/stable/glib-Hash-Tables.html#g-hash-table-contains"><text:span text:style-name="T13">g_hash_table_contains(hash, k)</text:span></text:a></text:p>
      <text:p text:style-name="P5"/>
      <text:p text:style-name="P6">Returns a pointer to the key k in the <text:a xlink:type="simple" xlink:href="https://developer.gnome.org/glib/stable/glib-Hash-Tables.html#GHashTable">GHashTable</text:a> hash.</text:p>
      <text:p text:style-name="P18"><text:a xlink:type="simple" xlink:href="https://developer.gnome.org/glib/stable/glib-Hash-Tables.html#g-hash-table-lookup"><text:span text:style-name="T13">g_hash_table_lookup(hash, k)</text:span></text:a></text:p>
      <text:p text:style-name="P5"/>
      <text:p text:style-name="P6">Returns the size of the <text:a xlink:type="simple" xlink:href="https://developer.gnome.org/glib/stable/glib-Hash-Tables.html#GHashTable">GHashTable</text:a> hash.</text:p>
      <text:p text:style-name="P18"><text:a xlink:type="simple" xlink:href="https://developer.gnome.org/glib/stable/glib-Hash-Tables.html#g-hash-table-size"><text:span text:style-name="T13">g_hash_table_size(hash)</text:span></text:a></text:p>
      <text:p text:style-name="P5"/>
      <text:p text:style-name="P5"><text:span text:style-name="T10">C</text:span>alls the given function for each of the key/value pairs in the <text:a xlink:type="simple" xlink:href="https://developer.gnome.org/glib/stable/glib-Hash-Tables.html#GHashTable">GHashTable</text:a></text:p>
      <text:p text:style-name="P18"><text:a xlink:type="simple" xlink:href="https://developer.gnome.org/glib/stable/glib-Hash-Tables.html#g-hash-table-foreach"><text:span text:style-name="T13">g_hash_table_foreach(hash, (GHFunc)hash_print, "\nKey: %s\tVal: %s")</text:span></text:a></text:p>
      <text:p text:style-name="P5"/>
      <text:p text:style-name="P6">Utility function to print a key value pair in the format given by user_data.</text:p>
      <text:p text:style-name="P12">void hash_print(gpointer key1, gpointer val1, gpointer user_data)</text:p>
      <text:p text:style-name="P5"/>
      <text:p text:style-name="P6">Utility function to print a key-value pairs to file represented by user_data.</text:p>
      <text:p text:style-name="P12">void hash_print_<text:span text:style-name="T10">file</text:span>(gpointer key1, gpointer val1, gpointer user_data)</text:p>
      <text:p text:style-name="P5"/>
      <text:p text:style-name="P6">Destroys all keys and values in the <text:a xlink:type="simple" xlink:href="https://developer.gnome.org/glib/stable/glib-Hash-Tables.html#GHashTable">GHashTable</text:a>.</text:p>
      <text:p text:style-name="P18"><text:a xlink:type="simple" xlink:href="https://developer.gnome.org/glib/stable/glib-Hash-Tables.html#g-hash-table-destroy"><text:span text:style-name="T13">g_hash_table_destroy(hash)</text:span></text:a></text:p>
      <text:p text:style-name="P46"/>
      <text:h text:style-name="Heading_20_2" text:outline-level="2">Random.c</text:h>
      <text:p text:style-name="P82"><text:span text:style-name="T18">Returns a random </text:span><text:a xlink:type="simple" xlink:href="https://developer.gnome.org/glib/stable/glib-Basic-Types.html#gdouble"><text:span text:style-name="T18">gdouble</text:span></text:a><text:span text:style-name="T18"> equally distributed over the range [0..1).</text:span></text:p>
      <text:p text:style-name="P82"><text:a xlink:type="simple" xlink:href="https://developer.gnome.org/glib/stable/glib-Random-Numbers.html#g-random-double"><text:span text:style-name="T20">double r = g_random_double()</text:span></text:a></text:p>
      <text:p text:style-name="P72"/>
      <text:p text:style-name="P82"><text:span text:style-name="T13">Returns a random </text:span><text:span text:style-name="T18">int </text:span><text:span text:style-name="T13">equally distributed over the range [</text:span><text:span text:style-name="Source_20_Text"><text:span text:style-name="T13">begin</text:span></text:span><text:span text:style-name="T13"> ..</text:span><text:span text:style-name="Source_20_Text"><text:span text:style-name="T13">end</text:span></text:span><text:span text:style-name="T13"> -1].</text:span></text:p>
      <text:p text:style-name="P82"><text:a xlink:type="simple" xlink:href="https://developer.gnome.org/glib/stable/glib-Random-Numbers.html#g-random-int-range"><text:span text:style-name="T20">int rr = g_random_int_range(a+1,b)</text:span></text:a></text:p>
      <text:h text:style-name="Heading_20_2" text:outline-level="2"><text:soft-page-break/>Strings.c</text:h>
      <text:p text:style-name="P82"><text:span text:style-name="T13">Creates a new </text:span><text:a xlink:type="simple" xlink:href="https://developer.gnome.org/glib/stable/glib-Strings.html#GString"><text:span text:style-name="T13">GString</text:span></text:a><text:span text:style-name="T13">, initialized with the given string.</text:span></text:p>
      <text:p text:style-name="P82"><text:a xlink:type="simple" xlink:href="https://developer.gnome.org/glib/stable/glib-Strings.html#g-string-new"><text:span text:style-name="T20">GString * s = g_string_new(str)</text:span></text:a></text:p>
      <text:p text:style-name="P72"/>
      <text:p text:style-name="P79"><text:span text:style-name="T22">Adds a string onto the end of a </text:span><text:a xlink:type="simple" xlink:href="https://developer.gnome.org/glib/stable/glib-Strings.html#GString"><text:span text:style-name="T22">GString</text:span></text:a><text:span text:style-name="T22">, expanding it if necessary.</text:span></text:p>
      <text:p text:style-name="P79"><text:a xlink:type="simple" xlink:href="https://developer.gnome.org/glib/stable/glib-Strings.html#g-string-append"><text:span text:style-name="T13">s = g_string_append(s, str)</text:span></text:a></text:p>
      <text:p text:style-name="P72"/>
      <text:p text:style-name="P82"><text:span text:style-name="T13">Searches the string </text:span><text:span text:style-name="Source_20_Text"><text:span text:style-name="T19">s-&gt;str</text:span></text:span><text:span text:style-name="T13"> for the first occurrence of the string </text:span><text:span text:style-name="Source_20_Text"><text:span text:style-name="T19">str</text:span></text:span><text:span text:style-name="T13"> , limiting the length of the search to </text:span><text:span text:style-name="T19">full length</text:span><text:span text:style-name="T13">.</text:span></text:p>
      <text:p text:style-name="P79"><text:a xlink:type="simple" xlink:href="https://developer.gnome.org/glib/stable/glib-String-Utility-Functions.html#g-strstr-len"><text:span text:style-name="T13">g_strstr_len(s-&gt;str, -1, str)</text:span></text:a></text:p>
      <text:p text:style-name="P69"/>
      <text:h text:style-name="Heading_20_2" text:outline-level="2">Timer.c</text:h>
      <text:p text:style-name="P73">Creates a new <text:a xlink:type="simple" xlink:href="https://developer.gnome.org/glib/stable/glib-Timers.html#GTimer"><text:span text:style-name="T24">GT</text:span></text:a><text:a xlink:type="simple" xlink:href="https://developer.gnome.org/glib/stable/glib-Timers.html#GTimer">imer</text:a>, and starts timing</text:p>
      <text:p text:style-name="P80"><text:a xlink:type="simple" xlink:href="https://developer.gnome.org/glib/stable/glib-Timers.html#g-timer-new"><text:span text:style-name="T13">GTimer * timer = g_timer_new()</text:span></text:a></text:p>
      <text:p text:style-name="P70"/>
      <text:p text:style-name="P72">Marks an end time.</text:p>
      <text:p text:style-name="P81"><text:a xlink:type="simple" xlink:href="https://developer.gnome.org/glib/stable/glib-Timers.html#g-timer-stop"><text:span text:style-name="T13">g_timer_stop(timer)</text:span></text:a></text:p>
      <text:p text:style-name="P67"/>
      <text:p text:style-name="P80"><text:span text:style-name="T22">If </text:span><text:a xlink:type="simple" xlink:href="https://developer.gnome.org/glib/stable/glib-Timers.html#GTimer"><text:span text:style-name="T23">GTimer</text:span></text:a><text:span text:style-name="T23"> </text:span><text:span text:style-name="T22">has been stopped, obtains the elapsed time between the time it was started and the time it was stopped.</text:span></text:p>
      <text:p text:style-name="P80"><text:a xlink:type="simple" xlink:href="https://developer.gnome.org/glib/stable/glib-Timers.html#g-timer-elapsed"><text:span text:style-name="T13">elapsed = g_timer_elapsed(timer, NULL)</text:span></text:a></text:p>
      <text:p text:style-name="P70"/>
      <text:p text:style-name="P77">Resets timer .</text:p>
      <text:p text:style-name="P80"><text:a xlink:type="simple" xlink:href="https://developer.gnome.org/glib/stable/glib-Timers.html#g-timer-reset"><text:span text:style-name="T13">g_timer_reset(timer)</text:span></text:a></text:p>
      <text:p text:style-name="P70"/>
      <text:p text:style-name="P77">Destroys a timer, freeing associated resources.</text:p>
      <text:p text:style-name="P80"><text:a xlink:type="simple" xlink:href="https://developer.gnome.org/glib/stable/glib-Timers.html#g-timer-destroy"><text:span text:style-name="T13">g_timer_destroy(timer)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5:52:59.650147440</meta:creation-date>
    <dc:date>2015-07-08T12:01:23.717279139</dc:date>
    <meta:editing-duration>PT1H42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4" meta:paragraph-count="108" meta:word-count="688" meta:character-count="4844" meta:non-whitespace-character-count="4272"/>
  </office:meta>
</office:document-meta>
</file>